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28dc" officeooo:paragraph-rsid="000328dc"/>
    </style:style>
    <style:style style:name="P2" style:family="paragraph" style:parent-style-name="Standard">
      <style:text-properties officeooo:rsid="000328dc" officeooo:paragraph-rsid="000466e7"/>
    </style:style>
    <style:style style:name="P3" style:family="paragraph" style:parent-style-name="Standard">
      <style:text-properties fo:font-size="15pt" officeooo:rsid="000328dc" officeooo:paragraph-rsid="000328dc" style:font-size-asian="10.5pt"/>
    </style:style>
    <style:style style:name="P4" style:family="paragraph" style:parent-style-name="Standard">
      <style:text-properties fo:font-size="15pt" officeooo:rsid="0004c214" officeooo:paragraph-rsid="0004c214" style:font-size-asian="10.5pt"/>
    </style:style>
    <style:style style:name="P5" style:family="paragraph" style:parent-style-name="Standard">
      <style:text-properties fo:font-size="15pt" officeooo:rsid="000466e7" officeooo:paragraph-rsid="000466e7" style:font-size-asian="10.5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328dc" officeooo:paragraph-rsid="000328dc" style:font-size-asian="10.5pt"/>
    </style:style>
    <style:style style:name="P7" style:family="paragraph" style:parent-style-name="Standard">
      <style:text-properties fo:font-size="20pt" officeooo:rsid="000328dc" officeooo:paragraph-rsid="000328dc" style:font-size-asian="10.5pt"/>
    </style:style>
    <style:style style:name="T1" style:family="text">
      <style:text-properties officeooo:rsid="0004c214"/>
    </style:style>
    <style:style style:name="T2" style:family="text">
      <style:text-properties fo:font-size="15p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S A JOUR TASKMANAGER</text:p>
      <text:p text:style-name="P7"/>
      <text:p text:style-name="P4">Auteur : Ranaivoson Voahirana</text:p>
      <text:p text:style-name="P4"/>
      <text:p text:style-name="P4">2éme session BACC INFO </text:p>
      <text:p text:style-name="P4"/>
      <text:p text:style-name="P4">Août 2018</text:p>
      <text:p text:style-name="P4"/>
      <text:p text:style-name="P4">Travaux Réalisés :</text:p>
      <text:p text:style-name="P3"/>
      <text:p text:style-name="P3"><text:s/><text:tab/>Ajout d’un <text:s/>entite subTask </text:p>
      <text:p text:style-name="P3"/>
      <text:p text:style-name="P3"><text:tab/>Ajout d’un controleur subTask</text:p>
      <text:p text:style-name="P3"/>
      <text:p text:style-name="P3"><text:tab/><text:tab/>Ajout d’un vue subTask </text:p>
      <text:p text:style-name="P3"/>
      <text:p text:style-name="P5"><text:tab/>Adaptation du controller task <text:span text:style-name="T1">mis en relation avec subTask (un task a plusieur subTask)</text:span></text:p>
      <text:p text:style-name="P5"/>
      <text:p text:style-name="P4"><text:tab/>Adaptation de la vue task</text:p>
      <text:p text:style-name="P4"/>
      <text:p text:style-name="P4"><text:tab/>Adaptation de l’entité</text:p>
      <text:p text:style-name="P5"/>
      <text:p text:style-name="P4">Probléme :</text:p>
      <text:p text:style-name="P4"/>
      <text:p text:style-name="P4"><text:s/>Delete subTask et task n’est pas réalisé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9:01:09.934000000</meta:creation-date>
    <dc:date>2018-08-28T09:30:49.388000000</dc:date>
    <meta:editing-duration>PT9M19S</meta:editing-duration>
    <meta:editing-cycles>1</meta:editing-cycles>
    <meta:document-statistic meta:table-count="0" meta:image-count="0" meta:object-count="0" meta:page-count="1" meta:paragraph-count="13" meta:word-count="60" meta:character-count="373" meta:non-whitespace-character-count="313"/>
    <meta:generator>LibreOffice/6.0.2.1$Windows_X86_64 LibreOffice_project/f7f06a8f319e4b62f9bc5095aa112a65d2f3ac89</meta:generator>
  </office:meta>
</office:document-meta>
</file>